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2e0a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0efd4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2e0a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e0efd4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Comments</text:p>
          </table:table-cell>
          <table:table-cell/>
          <table:table-cell office:value-type="string" calcext:value-type="string">
            <text:p>https://www.kaggle.com/pmarcelino/comprehensive-data-exploration-with-python/notebook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SSubClas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SZonin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tFrontag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t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tree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tSha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ndContou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tilitie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otConfi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andSlo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Neighborhoo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ndition1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ondition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ldgTy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ouseStyl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verallQual</text:p>
          </table:table-cell>
          <table:table-cell table:style-name="ce5" table:number-columns-repeated="3"/>
          <table:table-cell table:style-name="ce5" office:value-type="string" calcext:value-type="string">
            <text:p>Importa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YearBuilt</text:p>
          </table:table-cell>
          <table:table-cell table:style-name="ce5" table:number-columns-repeated="3"/>
          <table:table-cell table:style-name="ce5" office:value-type="string" calcext:value-type="string">
            <text:p>Importa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YearRemodAd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oofStyl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oofMat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terior1s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terior2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sVnrTyp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asVnr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xter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ter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oundation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Cond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FinType1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FinSF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FinType2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FinSF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smtUnf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otalBsmtSF</text:p>
          </table:table-cell>
          <table:table-cell table:number-columns-repeated="3"/>
          <table:table-cell office:value-type="string" calcext:value-type="string">
            <text:p>Importa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eating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eatingQC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entralAi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stFlr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2ndFlrSF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owQualFin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rLivArea</text:p>
          </table:table-cell>
          <table:table-cell table:number-columns-repeated="3"/>
          <table:table-cell office:value-type="string" calcext:value-type="string">
            <text:p>Importan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smtFullBat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smtHalfBat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ullBat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HalfBat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edroomAbvG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KitchenAbvG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itchen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otRmsAbvG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unction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ireplac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ireplaceQu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Typ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YrBl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Cars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Area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arageQu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rageCon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avedDriv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oodDeckSF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penPorchSF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nclosedPorc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3SsnPorch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creenPorch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oolArea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oolQC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enc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iscFeatur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iscV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oSol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YrSold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leTyp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aleCondition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lePric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51:21.488662728</meta:creation-date>
    <dc:date>2018-04-07T20:31:58.781831027</dc:date>
    <meta:editing-duration>PT2H40M35S</meta:editing-duration>
    <meta:editing-cycles>6</meta:editing-cycles>
    <meta:generator>LibreOffice/5.4.5.1$Linux_X86_64 LibreOffice_project/40m0$Build-1</meta:generator>
    <meta:document-statistic meta:table-count="1" meta:cell-count="92" meta:object-count="0"/>
  </office:meta>
</office:document-meta>
</file>